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kemizin Gelecek Stratejisi ve Kendi Hedefim</text:p>
      <text:p text:style-name="Text_20_body"> </text:p>
      <text:p text:style-name="Text_20_body">Günümüzde ülkelerin ekonomik olarak gelişmesinin ve refah düzeylerinin bilim ve teknoloji düzeyleri ile arasında bire bir ilişkisi vardır. Bu da ülkelerin çağın gereklerini yerine getirmesi için bilim ve teknoloji üretimine ağırlık vermişlerdir. Ülkemizde bu durumun farkında olup gereken önemi göstermektedir. Ülkemizin 2023 hedeflerimizde havacılık ve uzay alanında, silah, füze ve mühimmattan elektronik sistemlere kadar birçok hedef aktarıldı. Bu durumda ülkemizin gelecek stratejisinin teknolojik gelişmelerin yakından takip edilip üretimine ağırlık vermek olduğunu görüyoruz.</text:p>
      <text:p text:style-name="Text_20_body">Savunma sanayisinde yaptıklarımızı ele alırsak mühendislerimiz tarafından geliştirilen ve üretilen bir insansız hava aracı (İHA) sistemi günümüz teknolojisine uyum sağladığımız örneklerindendir. Bu yaptığımız İHA’lar, Baykar Makina tarafından tasarlanmış ve üretilmiştir. Bu İHA’lar, farklı tipleriyle hava keşif, gözetleme, hedef belirleme ve diğer askeri ve sivil uygulamalarda kullanılırlar. Bayraktar İHA'ları, yüksek teknoloji ve hassas sensörlerle geliştirilmiştir. </text:p>
      <text:p text:style-name="Text_20_body">Ben de bir yazılım mühendisi adayı olarak ülkemizin özellikle savunma sanayisindeki hedeflerini ve uyguladığı stratejiyi kendi hedeflerime uygun buluyorum. Teknofestte giderek yakından görme imkanımda olmuştu ve mühendislerimizin yaptıklarına hayran kaldım. Gelecekte kendimi savunma sanayisinde o zamanın teknolojisine uygun üretimler yapmak öncelikli hedefim. Bu alanda kendimi geliştirip ülkemizin refah seviyesinin artmasına katkı sağlamak istiyorum.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0:07:33.753733718</meta:creation-date>
    <dc:date>2023-11-21T10:07:48.115562936</dc:date>
    <meta:editing-duration>PT14S</meta:editing-duration>
    <meta:editing-cycles>1</meta:editing-cycles>
    <meta:document-statistic meta:table-count="0" meta:image-count="0" meta:object-count="0" meta:page-count="1" meta:paragraph-count="5" meta:word-count="185" meta:character-count="1553" meta:non-whitespace-character-count="1369"/>
    <meta:generator>LibreOffice/7.4.7.2$Linux_X86_64 LibreOffice_project/40$Build-2</meta:generator>
  </office:meta>
</office:document-meta>
</file>